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54000004B0E1ECC3C7732E8F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072cm" svg:x="1cm" svg:y="1cm">
          <draw:image xlink:href="Pictures/1000000000000654000004B0E1ECC3C7732E8FC4.png" xlink:type="simple" xlink:show="embed" xlink:actuate="onLoad">
            <text:p/>
          </draw:image>
        </draw:frame>
        <draw:frame draw:style-name="gr1" draw:text-style-name="P1" draw:layer="layout" svg:width="25.7cm" svg:height="19.035cm" svg:x="1cm" svg:y="1cm">
          <draw:image xlink:href="Pictures/1000000000000654000004B0E1ECC3C7732E8FC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0T02:09:50.402000000</dc:date>
    <meta:editing-duration>PT2M24S</meta:editing-duration>
    <meta:editing-cycles>1</meta:editing-cycles>
    <meta:document-statistic meta:object-count="2"/>
    <meta:generator>LibreOffice/5.4.3.2$Windows_X86_64 LibreOffice_project/92a7159f7e4af62137622921e809f8546db437e5</meta:generator>
  </office:meta>
</office:document-meta>
</file>